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Granada" svg:font-family="Grana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text-properties style:font-name="Granada" fo:font-size="13pt" fo:font-weight="bold" officeooo:rsid="001c17bf" officeooo:paragraph-rsid="001c17bf" style:font-size-asian="11.3500003814697pt" style:font-weight-asian="bold" style:font-size-complex="13pt" style:font-weight-complex="bold"/>
    </style:style>
    <style:style style:name="P2" style:family="paragraph" style:parent-style-name="Standard">
      <style:paragraph-properties fo:text-align="start" style:justify-single-word="false"/>
      <style:text-properties style:font-name="Granada" fo:font-size="13pt" fo:font-weight="bold" officeooo:rsid="001c17bf" officeooo:paragraph-rsid="001c17bf" style:font-size-asian="13pt" style:font-weight-asian="bold" style:font-size-complex="13pt" style:font-weight-complex="bold"/>
    </style:style>
    <style:style style:name="P3" style:family="paragraph" style:parent-style-name="Standard">
      <style:paragraph-properties fo:text-align="justify" style:justify-single-word="false"/>
      <style:text-properties style:font-name="Granada" fo:font-size="9pt" fo:font-weight="bold" officeooo:rsid="001c17bf" officeooo:paragraph-rsid="001c17bf" style:font-size-asian="9pt" style:font-weight-asian="bold" style:font-size-complex="9pt" style:font-weight-complex="bold"/>
    </style:style>
    <style:style style:name="P4" style:family="paragraph" style:parent-style-name="Standard">
      <style:text-properties style:font-name="Granada" fo:font-size="9pt" fo:font-style="italic" officeooo:rsid="001c17bf" officeooo:paragraph-rsid="001c17bf" style:font-size-asian="9pt" style:font-style-asian="italic" style:font-size-complex="9pt" style:font-style-complex="italic"/>
    </style:style>
    <style:style style:name="P5" style:family="paragraph" style:parent-style-name="Standard">
      <style:text-properties style:font-name="Granada" fo:font-size="9pt" fo:font-style="normal" fo:font-weight="bold" officeooo:rsid="001c17bf" officeooo:paragraph-rsid="001c17bf" style:font-size-asian="9pt" style:font-style-asian="normal" style:font-weight-asian="bold" style:font-size-complex="9pt" style:font-style-complex="normal" style:font-weight-complex="bold"/>
    </style:style>
    <style:style style:name="P6" style:family="paragraph" style:parent-style-name="Standard">
      <style:paragraph-properties fo:text-align="center" style:justify-single-word="false"/>
      <style:text-properties style:font-name="Granada" fo:font-size="14pt" fo:font-weight="bold" officeooo:rsid="001c17bf" officeooo:paragraph-rsid="001c17bf"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Granada" fo:font-size="11pt" fo:font-weight="normal" officeooo:rsid="001c17bf" officeooo:paragraph-rsid="001c17bf"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font-name="Granada" fo:font-size="11pt" fo:font-weight="normal" officeooo:rsid="001dbc1d" officeooo:paragraph-rsid="001dbc1d"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font-name="Granada" fo:font-size="11pt" fo:font-weight="normal" officeooo:rsid="001dbc1d" officeooo:paragraph-rsid="001e3357"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font-name="Granada" fo:font-size="11pt" fo:font-weight="normal" officeooo:rsid="001e3357" officeooo:paragraph-rsid="001e3357"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font-name="Granada" fo:font-size="11pt" fo:font-weight="normal" officeooo:rsid="002035a3" officeooo:paragraph-rsid="002035a3"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style:font-name="Granada" fo:font-size="11pt" fo:font-weight="normal" officeooo:rsid="001c78d3" officeooo:paragraph-rsid="001c78d3"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style:font-name="Granada" fo:font-size="11pt" fo:font-weight="normal" officeooo:rsid="001d0530" officeooo:paragraph-rsid="0023339e"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style:font-name="Granada" fo:font-size="11pt" fo:font-weight="normal" officeooo:rsid="001dbc1d" officeooo:paragraph-rsid="001dbc1d" style:font-size-asian="11pt" style:font-weight-asian="normal" style:font-size-complex="11pt" style:font-weight-complex="normal"/>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officeooo:rsid="001c78d3"/>
    </style:style>
    <style:style style:name="T3" style:family="text">
      <style:text-properties officeooo:rsid="001d0530"/>
    </style:style>
    <style:style style:name="T4" style:family="text">
      <style:text-properties officeooo:rsid="001dbc1d"/>
    </style:style>
    <style:style style:name="T5" style:family="text">
      <style:text-properties officeooo:rsid="001e3357"/>
    </style:style>
    <style:style style:name="T6" style:family="text">
      <style:text-properties officeooo:rsid="001e4fa7"/>
    </style:style>
    <style:style style:name="T7" style:family="text">
      <style:text-properties officeooo:rsid="0023339e"/>
    </style:style>
    <style:style style:name="T8" style:family="text">
      <style:text-properties officeooo:rsid="00240853"/>
    </style:style>
    <style:style style:name="T9" style:family="text">
      <style:text-properties officeooo:rsid="002493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Luc <text:s text:c="3"/></text:span><text:s text:c="157"/>Projet [3i025]</text:p>
      <text:p text:style-name="P5">STERKERS</text:p>
      <text:p text:style-name="P5">3708751</text:p>
      <text:p text:style-name="P3"/>
      <text:p text:style-name="P6">Les Différentes stratégies des clients des restaurants de Kalkota</text:p>
      <text:p text:style-name="P1"/>
      <text:p text:style-name="P1">I – Stratégie<text:span text:style-name="T4">s</text:span> naïf<text:span text:style-name="T4">s</text:span></text:p>
      <text:p text:style-name="P12">On a tout d’abord implément<text:span text:style-name="T7">é</text:span> les stratégies «aléatoire» et «têtu».</text:p>
      <text:p text:style-name="P12">On peut noter que dans les différents essaies, la stratégie aléatoire l’emporte sur la stratégie «têtu».</text:p>
      <text:p text:style-name="P12">Cette dernière <text:span text:style-name="T7">a</text:span> comme inconvénient que si <text:span text:style-name="T3">la distribution des restaurants de départ est mauvaise, à savoir, deux clients avec la stratégie «têtu» sont dans le même restaurant, alors ils y resteront ensemble jusqu’à la fin.</text:span></text:p>
      <text:p text:style-name="P13">Or <text:span text:style-name="T7">avec notre</text:span> répartition des gains, <text:span text:style-name="T7">pour avoir la meilleur espérance possible, </text:span>il <text:span text:style-name="T4">faut</text:span> toujours <text:span text:style-name="T4">essayer</text:span> <text:span text:style-name="T8">d’</text:span>être seul dans un restaurant. <text:span text:style-name="T4">Donc si la distribution de départ des restaurants de la stratégie têtu est mauvaise, alors elle devient moins efficace que la stratégie aléatoire.</text:span></text:p>
      <text:p text:style-name="P14">Supposons que tous les clients «têtus» sont dans des restaurants différents. On observe alors que cette stratégie devient équivalente à la stratégie aléatoire. </text:p>
      <text:p text:style-name="P14">Pour éviter la mauvaise répartition des restaurant<text:span text:style-name="T8">s</text:span> on peut améliorer la stratégie têtu en faisant <text:s/>jouer le client aléatoirement jusqu’à tomber sur un restaurant vide pour ensuite y rester.</text:p>
      <text:p text:style-name="P7"/>
      <text:p text:style-name="P2">II – Stratégie et contre<text:span text:style-name="T2">-</text:span>stratégie.</text:p>
      <text:p text:style-name="P8">On implémente la stratégie moins-freq qui positionne les clients sur les restaurants les moins fréquenté<text:span text:style-name="T8">s</text:span> au tour précédent. Cette stratégie ne contre pas la stratégie aléatoire<text:span text:style-name="T8">s</text:span> puisque les positions des clients aléatoire<text:span text:style-name="T9">s</text:span> au tour précéd<text:span text:style-name="T8">e</text:span>nt n<text:span text:style-name="T8">e sont</text:span> d’aucune utilité pour prévoir leur position au tour suivant et donc les contrer.</text:p>
      <text:p text:style-name="P9">Mais cette stratégie contre la stratégie têtu<text:span text:style-name="T8">e</text:span> car elle va <text:span text:style-name="T5">tendre à ne pas occuper les restaurants que cette dernière occupe.</text:span></text:p>
      <text:p text:style-name="P9"><text:span text:style-name="T5">On peut rajouter que cette stratégie a tendance à s’annuler. En effet, si on décide que le restaurant cible est le premier restaurant avec le moins de fréquentation, alors tous les clients avec cette stratégie vont se diriger vers lui. On peut ainsi observer des oscillations chez les clients de cette stratégie, qui se dirigent tous vers un restaurant, le faisant alors devenir le restaurant le plus fréquenter, puis aller tous vers un autre pour ensuite revenir au premier restaurant, déserté de leur </text:span><text:soft-page-break/><text:span text:style-name="T5">présence. Pour contrer ce problème, on peut au lieu de choisir le premier restaurant le moins fréquenté, choisir UN restaurant aléatoirement parmi les restaurants les moins fréquentés. Cette amélioration n’est cependant pas utile dans le cadre d’un unique restaurant moins fréquenté.</text:span></text:p>
      <text:p text:style-name="P10">On peut donc noter que plus cette stratégie est adopté<text:span text:style-name="T9">e</text:span> par les clients, moins elle est efficace.</text:p>
      <text:p text:style-name="P10"/>
      <text:p text:style-name="P10">Oublions l<text:span text:style-name="T9">es</text:span> stratégie aléatoire et têtu.</text:p>
      <text:p text:style-name="P10">Dans le cadre de clients disposant uniquement de la stratégie moin<text:span text:style-name="T6">s</text:span>-freq, il est utile de développer la stratégie plus-freq. À l’opposé de son antagoniste celle-ci dispose les clients dans les restaurants les plus fréquentés lors du tour précédent avec le raisonnement suivant : au tour suivant aucun des restaurants les plus <text:span text:style-name="T6">fréquentés ne sera occupé par les stratégies moins-freq. Donc c’est dans ceux-ci qu’il faut investir.</text:span></text:p>
      <text:p text:style-name="P10"/>
      <text:p text:style-name="P11">Pour contrer cette solution, on peut imaginer la fonction moins-freq-alea, qui choisit un restaurant aléatoirement avec une probabilité élevé<text:span text:style-name="T9">e</text:span> si le restaurant n’est pas très fréquent<text:span text:style-name="T9">é</text:span> et forte s’il l’est.</text:p>
      <text:p text:style-name="P11">Ainsi on peut répartir plus uniformément les clients moin-freq tout en favorisant les restaurants peu fréquent<text:span text:style-name="T9">és</text:span>. Une réponse à cette stratégie <text:span text:style-name="T9">est</text:span> plus-freq-alea, <text:span text:style-name="T9">une stratégie qui</text:span> f<text:span text:style-name="T9">ait</text:span> exactement l’inverse en favorisant les restaurants les plus fréquent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Granada" svg:font-family="Grana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2T10:51:21.773430234</meta:creation-date>
    <meta:generator>LibreOffice/5.2.7.2$Linux_X86_64 LibreOffice_project/20m0$Build-2</meta:generator>
    <dc:date>2020-05-12T15:02:20.670820376</dc:date>
    <meta:editing-duration>PT38M13S</meta:editing-duration>
    <meta:editing-cycles>2</meta:editing-cycles>
    <meta:document-statistic meta:table-count="0" meta:image-count="0" meta:object-count="0" meta:page-count="2" meta:paragraph-count="20" meta:word-count="529" meta:character-count="3608" meta:non-whitespace-character-count="2935"/>
  </office:meta>
</office:document-meta>
</file>